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Helvetica, Roboto, Oxygen, Ubuntu, Cantarell, 'fira sans', 'droid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383a3b" style:font-name="Inter" fo:font-size="11.25pt" fo:letter-spacing="normal" fo:font-style="normal" fo:font-weight="normal"/>
    </style:style>
    <style:style style:name="T2" style:family="text">
      <style:text-properties fo:font-variant="normal" fo:text-transform="none" fo:color="#383a3b" style:font-name="Inter" fo:font-size="11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 YEAR(S)</text:span><text:line-break/><text:span text:style-name="T2">CORVETTE 1994 -1996</text:span><text:line-break/><text:span text:style-name="T1">KEY T-HARNESS IMMOBILIZER</text:span><text:line-break/><text:span text:style-name="T1">N/A N/A GM's VATS ANTI-THEFT System, Ignition Key has Chip, Requires 791 Bypass Module</text:span><text:line-break/><text:span text:style-name="T1">PART COLOR LOCATION</text:span><text:line-break/><text:span text:style-name="T1">12 VOLT CONSTANT RED (+) IGNITION SWITCH HARNESS</text:span><text:line-break/><text:span text:style-name="T1">STARTER YELLOW (+) IGNITION SWITCH HARNESS</text:span><text:line-break/><text:span text:style-name="T1">STARTER 2 N/A</text:span><text:line-break/><text:span text:style-name="T1">IGNITION 1 PINK (+) IGNITION SWITCH HARNESS</text:span><text:line-break/><text:span text:style-name="T1">IGNITION 2 N/A</text:span><text:line-break/><text:span text:style-name="T1">IGNITION 3 N/A</text:span><text:line-break/><text:span text:style-name="T1">ACCESSORY/HEATER BLOWER 1 ORANGE (+) IGNITION SWITCH HARNESS</text:span><text:line-break/><text:span text:style-name="T1">ACCESSORY/HEATER BLOWER 2 N/A</text:span><text:line-break/><text:span text:style-name="T1">KEYSENSE N/A</text:span><text:line-break/><text:span text:style-name="T1">PARKING LIGHTS ( - ) N/A</text:span><text:line-break/><text:span text:style-name="T1">PARKING LIGHTS ( + ) BROWN (+) @ HEADLIGHT SWITCH</text:span><text:line-break/><text:span text:style-name="T1">POWER LOCK RED/BLACK (TYPE C) See NOTE *2 IN EITHER KICK PANEL</text:span><text:line-break/><text:span text:style-name="T1">POWER UNLOCK ORANGE/BLACK (TYPE C) See NOTE *2 IN EITHER KICK PANEL</text:span><text:line-break/><text:span text:style-name="T1">DOOR TRIGGER BLACK/WHITE (-) and GRAY/BLACK (-) Use both, See NOTE *3 IN EACH KICK PANEL</text:span><text:line-break/><text:span text:style-name="T1">DOMELIGHT SUPERVISION BLACK/WHITE (-), Requires #775 Relay IN DRIVERS KICK PANEL</text:span><text:line-break/><text:span text:style-name="T1">TRUNK RELEASE LIGHT BLUE (-), Requires #775 Relay @ HATCH RELEASE SWITCH</text:span><text:line-break/><text:span text:style-name="T1">SLIDING POWER DOOR N/A</text:span><text:line-break/><text:span text:style-name="T1">HORN BLACK (-) @ STEERING COLUMN HARNESS</text:span><text:line-break/><text:span text:style-name="T1">TACH RED/BLACK @ ECM, above the BATTERY</text:span><text:line-break/><text:span text:style-name="T1">WAIT TO START LIGHT N/A</text:span><text:line-break/><text:span text:style-name="T1">BRAKE WHITE (+) or LIGHT BLUE (+) @ SWITCH ABOVE BRAKE PEDAL</text:span><text:line-break/><text:span text:style-name="T1">FACTORY ALARM DISARM GREEN (-) IN EITHER KICK PANEL</text:span><text:line-break/><text:span text:style-name="T1">ANTI-THEFT See NOTE *1 GM's VATS System @ Ignition Switch</text:span><text:line-break/><text:line-break/><text:span text:style-name="T1">EXTRA INFORMATION</text:span><text:line-break/><text:line-break/><text:span text:style-name="T1">NOTE *1 The VATS (Vehicle Anti-Theft System) wire may be (2) thin YELLOW wires, (2) thin TAN wires or (2) thin WHITE wires, these wires are usually in a ORANGE or BLACK HEAT SHRINK TUBE, but at times are left out of the tube and ran by themselves up under the dash to the Security Module under the Dash.</text:span><text:line-break/><text:line-break/><text:span text:style-name="T1">NOTE *2 This is a TYPE "C" DOOR LOCKING SYSTEM, the PASSENGER switch is the MASTER switch for testing.</text:span><text:line-break/><text:line-break/><text:span text:style-name="T1">NOTE *3 The BLACK/WHITE (-) is for the DRIVERS DOOR and the GREY/BLACK (-) is for the PASSENGER DOOR, use both and DIODE ISOLATE when connecting to an ALARM SYSTEM.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Helvetica, Roboto, Oxygen, Ubuntu, Cantarell, 'fira sans', 'droid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5$Win32 OpenOffice.org_project/415m1$Build-9789</meta:generator>
    <dc:date>2023-05-19T00:27:53.76</dc:date>
    <meta:document-statistic meta:table-count="0" meta:image-count="0" meta:object-count="0" meta:page-count="1" meta:paragraph-count="1" meta:word-count="312" meta:character-count="1794"/>
    <meta:user-defined meta:name="Info 1"/>
    <meta:user-defined meta:name="Info 2"/>
    <meta:user-defined meta:name="Info 3"/>
    <meta:user-defined meta:name="Info 4"/>
  </office:meta>
</office:document-meta>
</file>